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RIOSO COTRINA JURIKO DEV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1273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MB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6537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RIOSO COTRINA JURIKO DEV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12737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6537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2/2021</text:p>
          </table:table-cell>
          <table:table-cell table:style-name="Tabla2.A3" office:value-type="string">
            <text:p text:style-name="P22">3220733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9T22:16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